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47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4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0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table:formula="of:=[.B3]*2" office:value-type="float" office:value="32000" calcext:value-type="float">
            <text:p>32000</text:p>
          </table:table-cell>
          <table:table-cell table:style-name="ce1" table:formula="of:=[.C3]*2" office:value-type="float" office:value="64000" calcext:value-type="float">
            <text:p>64000</text:p>
          </table:table-cell>
          <table:table-cell table:style-name="ce1" table:formula="of:=[.D3]*2" office:value-type="float" office:value="128000" calcext:value-type="float">
            <text:p>128000</text:p>
          </table:table-cell>
          <table:table-cell table:style-name="ce1" table:formula="of:=[.E3]*2" office:value-type="float" office:value="256000" calcext:value-type="float">
            <text:p>256000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8" table:formula="of:=[$data.$D1]" office:value-type="float" office:value="3.0235464" calcext:value-type="float">
            <text:p>3,02355</text:p>
          </table:table-cell>
          <table:table-cell table:style-name="ce18" table:formula="of:=[$data.$D11]" office:value-type="float" office:value="6.0067096" calcext:value-type="float">
            <text:p>6,00671</text:p>
          </table:table-cell>
          <table:table-cell table:style-name="ce18" table:formula="of:=[$data.$D21]" office:value-type="float" office:value="12.0125297" calcext:value-type="float">
            <text:p>12,01253</text:p>
          </table:table-cell>
          <table:table-cell table:style-name="ce18" table:formula="of:=[$data.$D31]" office:value-type="float" office:value="24.00328" calcext:value-type="float">
            <text:p>24,00328</text:p>
          </table:table-cell>
          <table:table-cell table:style-name="ce18" table:formula="of:=[$data.$D41]" office:value-type="float" office:value="47.9924768" calcext:value-type="float">
            <text:p>47,99248</text:p>
          </table:table-cell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9" table:formula="of:=[$data.$D51]" office:value-type="float" office:value="1.5349055" calcext:value-type="float">
            <text:p>1,53491</text:p>
          </table:table-cell>
          <table:table-cell table:style-name="ce19" table:formula="of:=[$data.$D61]" office:value-type="float" office:value="3.0207056" calcext:value-type="float">
            <text:p>3,02071</text:p>
          </table:table-cell>
          <table:table-cell table:style-name="ce19" table:formula="of:=[$data.$D71]" office:value-type="float" office:value="6.0350099" calcext:value-type="float">
            <text:p>6,03501</text:p>
          </table:table-cell>
          <table:table-cell table:style-name="ce19" table:formula="of:=[$data.$D81]" office:value-type="float" office:value="12.0208607" calcext:value-type="float">
            <text:p>12,02086</text:p>
          </table:table-cell>
          <table:table-cell table:style-name="ce19" table:formula="of:=[$data.$D91]" office:value-type="float" office:value="24.019735" calcext:value-type="float">
            <text:p>24,01974</text:p>
          </table:table-cell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8" table:formula="of:=[$data.$D101]" office:value-type="float" office:value="0.7902799" calcext:value-type="float">
            <text:p>0,79028</text:p>
          </table:table-cell>
          <table:table-cell table:style-name="ce18" table:formula="of:=[$data.$D111]" office:value-type="float" office:value="1.5484891" calcext:value-type="float">
            <text:p>1,54849</text:p>
          </table:table-cell>
          <table:table-cell table:style-name="ce18" table:formula="of:=[$data.$D121]" office:value-type="float" office:value="3.0733754" calcext:value-type="float">
            <text:p>3,07338</text:p>
          </table:table-cell>
          <table:table-cell table:style-name="ce18" table:formula="of:=[$data.$D131]" office:value-type="float" office:value="6.1156623" calcext:value-type="float">
            <text:p>6,11566</text:p>
          </table:table-cell>
          <table:table-cell table:style-name="ce18" table:formula="of:=[$data.$D141]" office:value-type="float" office:value="12.2076781" calcext:value-type="float">
            <text:p>12,20768</text:p>
          </table:table-cell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9" table:formula="of:=[$data.$D151]" office:value-type="float" office:value="0.4331044" calcext:value-type="float">
            <text:p>0,43310</text:p>
          </table:table-cell>
          <table:table-cell table:style-name="ce19" table:formula="of:=[$data.$D161]" office:value-type="float" office:value="0.8503237" calcext:value-type="float">
            <text:p>0,85032</text:p>
          </table:table-cell>
          <table:table-cell table:style-name="ce19" table:formula="of:=[$data.$D171]" office:value-type="float" office:value="1.6972527" calcext:value-type="float">
            <text:p>1,69725</text:p>
          </table:table-cell>
          <table:table-cell table:style-name="ce19" table:formula="of:=[$data.$D181]" office:value-type="float" office:value="3.387761" calcext:value-type="float">
            <text:p>3,38776</text:p>
          </table:table-cell>
          <table:table-cell table:style-name="ce19" table:formula="of:=[$data.$D191]" office:value-type="float" office:value="6.7525863" calcext:value-type="float">
            <text:p>6,75259</text:p>
          </table:table-cell>
          <table:table-cell table:number-columns-repeated="101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8" table:formula="of:=[$data.$D201]" office:value-type="float" office:value="0.3473584" calcext:value-type="float">
            <text:p>0,34736</text:p>
          </table:table-cell>
          <table:table-cell table:style-name="ce18" table:formula="of:=[$data.$D211]" office:value-type="float" office:value="0.662763" calcext:value-type="float">
            <text:p>0,66276</text:p>
          </table:table-cell>
          <table:table-cell table:style-name="ce18" table:formula="of:=[$data.$D221]" office:value-type="float" office:value="1.2930027" calcext:value-type="float">
            <text:p>1,29300</text:p>
          </table:table-cell>
          <table:table-cell table:style-name="ce18" table:formula="of:=[$data.$D231]" office:value-type="float" office:value="2.4711872" calcext:value-type="float">
            <text:p>2,47119</text:p>
          </table:table-cell>
          <table:table-cell table:style-name="ce18" table:formula="of:=[$data.$D241]" office:value-type="float" office:value="4.8421857" calcext:value-type="float">
            <text:p>4,84219</text:p>
          </table:table-cell>
          <table:table-cell table:number-columns-repeated="1018"/>
        </table:table-row>
        <table:table-row table:style-name="ro1">
          <table:table-cell table:style-name="ce9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6" table:formula="of:=[.B3]" office:value-type="float" office:value="16000" calcext:value-type="float">
            <text:p>16000</text:p>
          </table:table-cell>
          <table:table-cell table:style-name="ce16" table:formula="of:=[.C3]" office:value-type="float" office:value="32000" calcext:value-type="float">
            <text:p>32000</text:p>
          </table:table-cell>
          <table:table-cell table:style-name="ce16" table:formula="of:=[.D3]" office:value-type="float" office:value="64000" calcext:value-type="float">
            <text:p>64000</text:p>
          </table:table-cell>
          <table:table-cell table:style-name="ce16" table:formula="of:=[.E3]" office:value-type="float" office:value="128000" calcext:value-type="float">
            <text:p>128000</text:p>
          </table:table-cell>
          <table:table-cell table:style-name="ce16" table:formula="of:=[.F3]" office:value-type="float" office:value="256000" calcext:value-type="float">
            <text:p>256000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table:formula="of:=[.B4]/[.B4]" office:value-type="float" office:value="1" calcext:value-type="float">
            <text:p>1,0000</text:p>
          </table:table-cell>
          <table:table-cell table:style-name="ce12" table:formula="of:=[.C4]/[.C4]" office:value-type="float" office:value="1" calcext:value-type="float">
            <text:p>1,0000</text:p>
          </table:table-cell>
          <table:table-cell table:style-name="ce12" table:formula="of:=[.D4]/[.D4]" office:value-type="float" office:value="1" calcext:value-type="float">
            <text:p>1,0000</text:p>
          </table:table-cell>
          <table:table-cell table:style-name="ce12" table:formula="of:=[.E4]/[.E4]" office:value-type="float" office:value="1" calcext:value-type="float">
            <text:p>1,0000</text:p>
          </table:table-cell>
          <table:table-cell table:style-name="ce12" table:formula="of:=[.F4]/[.F4]" office:value-type="float" office:value="1" calcext:value-type="float">
            <text:p>1,0000</text:p>
          </table:table-cell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table:formula="of:=[.B4]/[.B5]" office:value-type="float" office:value="1.9698583398131" calcext:value-type="float">
            <text:p>1,9699</text:p>
          </table:table-cell>
          <table:table-cell table:style-name="ce4" table:formula="of:=[.C4]/[.C5]" office:value-type="float" office:value="1.98851208803665" calcext:value-type="float">
            <text:p>1,9885</text:p>
          </table:table-cell>
          <table:table-cell table:style-name="ce4" table:formula="of:=[.D4]/[.D5]" office:value-type="float" office:value="1.99047390129385" calcext:value-type="float">
            <text:p>1,9905</text:p>
          </table:table-cell>
          <table:table-cell table:style-name="ce4" table:formula="of:=[.E4]/[.E5]" office:value-type="float" office:value="1.99680210918674" calcext:value-type="float">
            <text:p>1,9968</text:p>
          </table:table-cell>
          <table:table-cell table:style-name="ce4" table:formula="of:=[.F4]/[.F5]" office:value-type="float" office:value="1.99804355876532" calcext:value-type="float">
            <text:p>1,9980</text:p>
          </table:table-cell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table:formula="of:=[.B4]/[.B6]" office:value-type="float" office:value="3.82591838663744" calcext:value-type="float">
            <text:p>3,8259</text:p>
          </table:table-cell>
          <table:table-cell table:style-name="ce12" table:formula="of:=[.C4]/[.C6]" office:value-type="float" office:value="3.87907774100573" calcext:value-type="float">
            <text:p>3,8791</text:p>
          </table:table-cell>
          <table:table-cell table:style-name="ce12" table:formula="of:=[.D4]/[.D6]" office:value-type="float" office:value="3.90857872422614" calcext:value-type="float">
            <text:p>3,9086</text:p>
          </table:table-cell>
          <table:table-cell table:style-name="ce12" table:formula="of:=[.E4]/[.E6]" office:value-type="float" office:value="3.92488643462213" calcext:value-type="float">
            <text:p>3,9249</text:p>
          </table:table-cell>
          <table:table-cell table:style-name="ce12" table:formula="of:=[.F4]/[.F6]" office:value-type="float" office:value="3.93133537818301" calcext:value-type="float">
            <text:p>3,9313</text:p>
          </table:table-cell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" table:formula="of:=[.B4]/[.B7]" office:value-type="float" office:value="6.98110293961456" calcext:value-type="float">
            <text:p>6,9811</text:p>
          </table:table-cell>
          <table:table-cell table:style-name="ce4" table:formula="of:=[.C4]/[.C7]" office:value-type="float" office:value="7.06402702876563" calcext:value-type="float">
            <text:p>7,0640</text:p>
          </table:table-cell>
          <table:table-cell table:style-name="ce4" table:formula="of:=[.D4]/[.D7]" office:value-type="float" office:value="7.07763181051354" calcext:value-type="float">
            <text:p>7,0776</text:p>
          </table:table-cell>
          <table:table-cell table:style-name="ce4" table:formula="of:=[.E4]/[.E7]" office:value-type="float" office:value="7.0852932069293" calcext:value-type="float">
            <text:p>7,0853</text:p>
          </table:table-cell>
          <table:table-cell table:style-name="ce4" table:formula="of:=[.F4]/[.F7]" office:value-type="float" office:value="7.10727337168575" calcext:value-type="float">
            <text:p>7,1073</text:p>
          </table:table-cell>
          <table:table-cell table:number-columns-repeated="1018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2" table:formula="of:=[.B4]/[.B8]" office:value-type="float" office:value="8.70439983601951" calcext:value-type="float">
            <text:p>8,7044</text:p>
          </table:table-cell>
          <table:table-cell table:style-name="ce12" table:formula="of:=[.C4]/[.C8]" office:value-type="float" office:value="9.0631335786699" calcext:value-type="float">
            <text:p>9,0631</text:p>
          </table:table-cell>
          <table:table-cell table:style-name="ce12" table:formula="of:=[.D4]/[.D8]" office:value-type="float" office:value="9.29041346936089" calcext:value-type="float">
            <text:p>9,2904</text:p>
          </table:table-cell>
          <table:table-cell table:style-name="ce12" table:formula="of:=[.E4]/[.E8]" office:value-type="float" office:value="9.71325846945144" calcext:value-type="float">
            <text:p>9,7133</text:p>
          </table:table-cell>
          <table:table-cell table:style-name="ce12" table:formula="of:=[.F4]/[.F8]" office:value-type="float" office:value="9.91132512741096" calcext:value-type="float">
            <text:p>9,9113</text:p>
          </table:table-cell>
          <table:table-cell table:number-columns-repeated="1018"/>
        </table:table-row>
        <table:table-row table:style-name="ro2">
          <table:table-cell table:style-name="ce9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8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8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table:formula="of:=[.B12]" office:value-type="float" office:value="16000" calcext:value-type="float">
            <text:p>16000</text:p>
          </table:table-cell>
          <table:table-cell table:style-name="ce1" table:formula="of:=[.C12]" office:value-type="float" office:value="32000" calcext:value-type="float">
            <text:p>32000</text:p>
          </table:table-cell>
          <table:table-cell table:style-name="ce1" table:formula="of:=[.D12]" office:value-type="float" office:value="64000" calcext:value-type="float">
            <text:p>64000</text:p>
          </table:table-cell>
          <table:table-cell table:style-name="ce1" table:formula="of:=[.E12]" office:value-type="float" office:value="128000" calcext:value-type="float">
            <text:p>128000</text:p>
          </table:table-cell>
          <table:table-cell table:style-name="ce1" table:formula="of:=[.F12]" office:value-type="float" office:value="256000" calcext:value-type="float">
            <text:p>256000</text:p>
          </table:table-cell>
          <table:table-cell table:number-columns-repeated="101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formula="of:=[.B13]/[.$A$22]" office:value-type="float" office:value="1" calcext:value-type="float">
            <text:p>1,0000</text:p>
          </table:table-cell>
          <table:table-cell table:style-name="ce12" table:formula="of:=[.C13]/[.$A$22]" office:value-type="float" office:value="1" calcext:value-type="float">
            <text:p>1,0000</text:p>
          </table:table-cell>
          <table:table-cell table:style-name="ce12" table:formula="of:=[.D13]/[.$A$22]" office:value-type="float" office:value="1" calcext:value-type="float">
            <text:p>1,0000</text:p>
          </table:table-cell>
          <table:table-cell table:style-name="ce12" table:formula="of:=[.E13]/[.$A$22]" office:value-type="float" office:value="1" calcext:value-type="float">
            <text:p>1,0000</text:p>
          </table:table-cell>
          <table:table-cell table:style-name="ce12" table:formula="of:=[.F13]/[.$A$22]" office:value-type="float" office:value="1" calcext:value-type="float">
            <text:p>1,0000</text:p>
          </table:table-cell>
          <table:table-cell table:number-columns-repeated="101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formula="of:=[.B14]/[.$A$23]" office:value-type="float" office:value="0.984929169906551" calcext:value-type="float">
            <text:p>0,9849</text:p>
          </table:table-cell>
          <table:table-cell table:style-name="ce4" table:formula="of:=[.C14]/[.$A$23]" office:value-type="float" office:value="0.994256044018325" calcext:value-type="float">
            <text:p>0,9943</text:p>
          </table:table-cell>
          <table:table-cell table:style-name="ce4" table:formula="of:=[.D14]/[.$A$23]" office:value-type="float" office:value="0.995236950646924" calcext:value-type="float">
            <text:p>0,9952</text:p>
          </table:table-cell>
          <table:table-cell table:style-name="ce4" table:formula="of:=[.E14]/[.$A$23]" office:value-type="float" office:value="0.99840105459337" calcext:value-type="float">
            <text:p>0,9984</text:p>
          </table:table-cell>
          <table:table-cell table:style-name="ce4" table:formula="of:=[.F14]/[.$A$23]" office:value-type="float" office:value="0.999021779382662" calcext:value-type="float">
            <text:p>0,9990</text:p>
          </table:table-cell>
          <table:table-cell table:number-columns-repeated="1018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formula="of:=[.B15]/[.$A$24]" office:value-type="float" office:value="0.956479596659361" calcext:value-type="float">
            <text:p>0,9565</text:p>
          </table:table-cell>
          <table:table-cell table:style-name="ce12" table:formula="of:=[.C15]/[.$A$24]" office:value-type="float" office:value="0.969769435251433" calcext:value-type="float">
            <text:p>0,9698</text:p>
          </table:table-cell>
          <table:table-cell table:style-name="ce12" table:formula="of:=[.D15]/[.$A$24]" office:value-type="float" office:value="0.977144681056535" calcext:value-type="float">
            <text:p>0,9771</text:p>
          </table:table-cell>
          <table:table-cell table:style-name="ce12" table:formula="of:=[.E15]/[.$A$24]" office:value-type="float" office:value="0.981221608655534" calcext:value-type="float">
            <text:p>0,9812</text:p>
          </table:table-cell>
          <table:table-cell table:style-name="ce12" table:formula="of:=[.F15]/[.$A$24]" office:value-type="float" office:value="0.982833844545754" calcext:value-type="float">
            <text:p>0,9828</text:p>
          </table:table-cell>
          <table:table-cell table:number-columns-repeated="1018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formula="of:=[.B16]/[.$A$25]" office:value-type="float" office:value="0.87263786745182" calcext:value-type="float">
            <text:p>0,8726</text:p>
          </table:table-cell>
          <table:table-cell table:style-name="ce4" table:formula="of:=[.C16]/[.$A$25]" office:value-type="float" office:value="0.883003378595704" calcext:value-type="float">
            <text:p>0,8830</text:p>
          </table:table-cell>
          <table:table-cell table:style-name="ce4" table:formula="of:=[.D16]/[.$A$25]" office:value-type="float" office:value="0.884703976314193" calcext:value-type="float">
            <text:p>0,8847</text:p>
          </table:table-cell>
          <table:table-cell table:style-name="ce4" table:formula="of:=[.E16]/[.$A$25]" office:value-type="float" office:value="0.885661650866162" calcext:value-type="float">
            <text:p>0,8857</text:p>
          </table:table-cell>
          <table:table-cell table:style-name="ce4" table:formula="of:=[.F16]/[.$A$25]" office:value-type="float" office:value="0.888409171460719" calcext:value-type="float">
            <text:p>0,8884</text:p>
          </table:table-cell>
          <table:table-cell table:number-columns-repeated="1018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2" table:formula="of:=[.B17]/[.$A$26]" office:value-type="float" office:value="0.54402498975122" calcext:value-type="float">
            <text:p>0,5440</text:p>
          </table:table-cell>
          <table:table-cell table:style-name="ce12" table:formula="of:=[.C17]/[.$A$26]" office:value-type="float" office:value="0.566445848666869" calcext:value-type="float">
            <text:p>0,5664</text:p>
          </table:table-cell>
          <table:table-cell table:style-name="ce12" table:formula="of:=[.D17]/[.$A$26]" office:value-type="float" office:value="0.580650841835056" calcext:value-type="float">
            <text:p>0,5807</text:p>
          </table:table-cell>
          <table:table-cell table:style-name="ce12" table:formula="of:=[.E17]/[.$A$26]" office:value-type="float" office:value="0.607078654340715" calcext:value-type="float">
            <text:p>0,6071</text:p>
          </table:table-cell>
          <table:table-cell table:style-name="ce12" table:formula="of:=[.F17]/[.$A$26]" office:value-type="float" office:value="0.619457820463185" calcext:value-type="float">
            <text:p>0,6195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41164" calcext:value-type="float">
            <text:p>3,041164</text:p>
          </table:table-cell>
          <table:table-cell table:formula="of:=AVERAGE([.C1:.C10])" office:value-type="float" office:value="3.0235464" calcext:value-type="float">
            <text:p>3,02354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56084" calcext:value-type="float">
            <text:p>3,05608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04211" calcext:value-type="float">
            <text:p>3,00421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42514" calcext:value-type="float">
            <text:p>3,04251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23783" calcext:value-type="float">
            <text:p>3,02378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35373" calcext:value-type="float">
            <text:p>3,03537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06276" calcext:value-type="float">
            <text:p>3,00627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2.999556" calcext:value-type="float">
            <text:p>2,99955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28326" calcext:value-type="float">
            <text:p>3,02832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2.998177" calcext:value-type="float">
            <text:p>2,99817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6.025384" calcext:value-type="float">
            <text:p>6,025384</text:p>
          </table:table-cell>
          <table:table-cell table:formula="of:=AVERAGE([.C11:.C20])" office:value-type="float" office:value="6.0067096" calcext:value-type="float">
            <text:p>6,00670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6.023552" calcext:value-type="float">
            <text:p>6,02355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5.994739" calcext:value-type="float">
            <text:p>5,99473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5.999462" calcext:value-type="float">
            <text:p>5,99946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6.027684" calcext:value-type="float">
            <text:p>6,02768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6.008927" calcext:value-type="float">
            <text:p>6,00892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5.996753" calcext:value-type="float">
            <text:p>5,99675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5.99659" calcext:value-type="float">
            <text:p>5,9965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5.996616" calcext:value-type="float">
            <text:p>5,99661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5.997389" calcext:value-type="float">
            <text:p>5,99738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21754" calcext:value-type="float">
            <text:p>12,021754</text:p>
          </table:table-cell>
          <table:table-cell table:formula="of:=AVERAGE([.C21:.C30])" office:value-type="float" office:value="12.0125297" calcext:value-type="float">
            <text:p>12,01252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1.989292" calcext:value-type="float">
            <text:p>11,98929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1.997061" calcext:value-type="float">
            <text:p>11,99706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1821" calcext:value-type="float">
            <text:p>12,0182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18557" calcext:value-type="float">
            <text:p>12,01855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08206" calcext:value-type="float">
            <text:p>12,00820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31914" calcext:value-type="float">
            <text:p>12,03191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1.996449" calcext:value-type="float">
            <text:p>11,99644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34577" calcext:value-type="float">
            <text:p>12,03457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09277" calcext:value-type="float">
            <text:p>12,00927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.000656" calcext:value-type="float">
            <text:p>24,000656</text:p>
          </table:table-cell>
          <table:table-cell table:formula="of:=AVERAGE([.C31:.C40])" office:value-type="float" office:value="24.00328" calcext:value-type="float">
            <text:p>24,003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.016119" calcext:value-type="float">
            <text:p>24,01611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.014981" calcext:value-type="float">
            <text:p>24,01498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.040193" calcext:value-type="float">
            <text:p>24,04019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3.985736" calcext:value-type="float">
            <text:p>23,98573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3.99855" calcext:value-type="float">
            <text:p>23,9985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.014861" calcext:value-type="float">
            <text:p>24,01486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3.988254" calcext:value-type="float">
            <text:p>23,98825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3.988681" calcext:value-type="float">
            <text:p>23,98868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3.984769" calcext:value-type="float">
            <text:p>23,98476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8.007204" calcext:value-type="float">
            <text:p>48,007204</text:p>
          </table:table-cell>
          <table:table-cell table:formula="of:=AVERAGE([.C41:.C50])" office:value-type="float" office:value="47.9924768" calcext:value-type="float">
            <text:p>47,992476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8.016338" calcext:value-type="float">
            <text:p>48,01633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7.98572" calcext:value-type="float">
            <text:p>47,9857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7.968183" calcext:value-type="float">
            <text:p>47,96818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7.994144" calcext:value-type="float">
            <text:p>47,99414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7.978046" calcext:value-type="float">
            <text:p>47,97804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8.019772" calcext:value-type="float">
            <text:p>48,01977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8.00284" calcext:value-type="float">
            <text:p>48,0028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7.99226" calcext:value-type="float">
            <text:p>47,9922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7.960261" calcext:value-type="float">
            <text:p>47,96026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6666" calcext:value-type="float">
            <text:p>1,546666</text:p>
          </table:table-cell>
          <table:table-cell table:formula="of:=AVERAGE([.C51:.C60])" office:value-type="float" office:value="1.5349055" calcext:value-type="float">
            <text:p>1,5349055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35293" calcext:value-type="float">
            <text:p>1,53529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28572" calcext:value-type="float">
            <text:p>1,52857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36518" calcext:value-type="float">
            <text:p>1,53651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34827" calcext:value-type="float">
            <text:p>1,53482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10526" calcext:value-type="float">
            <text:p>1,51052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2731" calcext:value-type="float">
            <text:p>1,5273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0103" calcext:value-type="float">
            <text:p>1,54010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6252" calcext:value-type="float">
            <text:p>1,54625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2988" calcext:value-type="float">
            <text:p>1,54298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26941" calcext:value-type="float">
            <text:p>3,026941</text:p>
          </table:table-cell>
          <table:table-cell table:formula="of:=AVERAGE([.C61:.C70])" office:value-type="float" office:value="3.0207056" calcext:value-type="float">
            <text:p>3,0207056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32571" calcext:value-type="float">
            <text:p>3,03257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3472" calcext:value-type="float">
            <text:p>3,0347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33176" calcext:value-type="float">
            <text:p>3,03317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25303" calcext:value-type="float">
            <text:p>3,02530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003" calcext:value-type="float">
            <text:p>3,000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01565" calcext:value-type="float">
            <text:p>3,00156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16606" calcext:value-type="float">
            <text:p>3,01660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07154" calcext:value-type="float">
            <text:p>3,00715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2872" calcext:value-type="float">
            <text:p>3,0287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31699" calcext:value-type="float">
            <text:p>6,031699</text:p>
          </table:table-cell>
          <table:table-cell table:formula="of:=AVERAGE([.C71:.C80])" office:value-type="float" office:value="6.0350099" calcext:value-type="float">
            <text:p>6,0350099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32409" calcext:value-type="float">
            <text:p>6,03240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36354" calcext:value-type="float">
            <text:p>6,03635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27776" calcext:value-type="float">
            <text:p>6,02777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3042" calcext:value-type="float">
            <text:p>6,0304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31896" calcext:value-type="float">
            <text:p>6,03189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05886" calcext:value-type="float">
            <text:p>6,00588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40274" calcext:value-type="float">
            <text:p>6,04027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26531" calcext:value-type="float">
            <text:p>6,02653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86854" calcext:value-type="float">
            <text:p>6,08685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20345" calcext:value-type="float">
            <text:p>12,020345</text:p>
          </table:table-cell>
          <table:table-cell table:formula="of:=AVERAGE([.C81:.C90])" office:value-type="float" office:value="12.0208607" calcext:value-type="float">
            <text:p>12,0208607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24063" calcext:value-type="float">
            <text:p>12,02406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31042" calcext:value-type="float">
            <text:p>12,03104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05885" calcext:value-type="float">
            <text:p>12,00588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2068" calcext:value-type="float">
            <text:p>12,0206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33025" calcext:value-type="float">
            <text:p>12,03302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19466" calcext:value-type="float">
            <text:p>12,01946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03301" calcext:value-type="float">
            <text:p>12,00330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22788" calcext:value-type="float">
            <text:p>12,02278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28012" calcext:value-type="float">
            <text:p>12,02801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13918" calcext:value-type="float">
            <text:p>24,013918</text:p>
          </table:table-cell>
          <table:table-cell table:formula="of:=AVERAGE([.C91:.C100])" office:value-type="float" office:value="24.019735" calcext:value-type="float">
            <text:p>24,019735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16272" calcext:value-type="float">
            <text:p>24,01627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07527" calcext:value-type="float">
            <text:p>24,00752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19779" calcext:value-type="float">
            <text:p>24,01977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17248" calcext:value-type="float">
            <text:p>24,01724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22183" calcext:value-type="float">
            <text:p>24,02218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30552" calcext:value-type="float">
            <text:p>24,03055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44321" calcext:value-type="float">
            <text:p>24,04432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3.982959" calcext:value-type="float">
            <text:p>23,98295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42591" calcext:value-type="float">
            <text:p>24,04259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791746" calcext:value-type="float">
            <text:p>0,791746</text:p>
          </table:table-cell>
          <table:table-cell table:formula="of:=AVERAGE([.C101:.C110])" office:value-type="float" office:value="0.7902799" calcext:value-type="float">
            <text:p>0,7902799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791736" calcext:value-type="float">
            <text:p>0,79173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79557" calcext:value-type="float">
            <text:p>0,7955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79267" calcext:value-type="float">
            <text:p>0,7926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79544" calcext:value-type="float">
            <text:p>0,7954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797337" calcext:value-type="float">
            <text:p>0,79733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791977" calcext:value-type="float">
            <text:p>0,79197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763164" calcext:value-type="float">
            <text:p>0,76316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791066" calcext:value-type="float">
            <text:p>0,79106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792093" calcext:value-type="float">
            <text:p>0,79209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64381" calcext:value-type="float">
            <text:p>1,564381</text:p>
          </table:table-cell>
          <table:table-cell table:formula="of:=AVERAGE([.C111:.C120])" office:value-type="float" office:value="1.5484891" calcext:value-type="float">
            <text:p>1,548489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28475" calcext:value-type="float">
            <text:p>1,52847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5343" calcext:value-type="float">
            <text:p>1,5534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59295" calcext:value-type="float">
            <text:p>1,55929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25589" calcext:value-type="float">
            <text:p>1,52558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57977" calcext:value-type="float">
            <text:p>1,55797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38327" calcext:value-type="float">
            <text:p>1,53832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52394" calcext:value-type="float">
            <text:p>1,55239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5389" calcext:value-type="float">
            <text:p>1,5538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51133" calcext:value-type="float">
            <text:p>1,55113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70805" calcext:value-type="float">
            <text:p>3,070805</text:p>
          </table:table-cell>
          <table:table-cell table:formula="of:=AVERAGE([.C121:.C130])" office:value-type="float" office:value="3.0733754" calcext:value-type="float">
            <text:p>3,073375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71029" calcext:value-type="float">
            <text:p>3,07102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6876" calcext:value-type="float">
            <text:p>3,0687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8109" calcext:value-type="float">
            <text:p>3,0810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75084" calcext:value-type="float">
            <text:p>3,07508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712" calcext:value-type="float">
            <text:p>3,071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68445" calcext:value-type="float">
            <text:p>3,06844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66818" calcext:value-type="float">
            <text:p>3,06681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82818" calcext:value-type="float">
            <text:p>3,08281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77705" calcext:value-type="float">
            <text:p>3,07770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21037" calcext:value-type="float">
            <text:p>6,121037</text:p>
          </table:table-cell>
          <table:table-cell table:formula="of:=AVERAGE([.C131:.C140])" office:value-type="float" office:value="6.1156623" calcext:value-type="float">
            <text:p>6,115662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20919" calcext:value-type="float">
            <text:p>6,12091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080685" calcext:value-type="float">
            <text:p>6,08068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23107" calcext:value-type="float">
            <text:p>6,12310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2109" calcext:value-type="float">
            <text:p>6,1210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11947" calcext:value-type="float">
            <text:p>6,11194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15203" calcext:value-type="float">
            <text:p>6,11520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13124" calcext:value-type="float">
            <text:p>6,11312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25099" calcext:value-type="float">
            <text:p>6,12509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24412" calcext:value-type="float">
            <text:p>6,12441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241227" calcext:value-type="float">
            <text:p>12,241227</text:p>
          </table:table-cell>
          <table:table-cell table:formula="of:=AVERAGE([.C141:.C150])" office:value-type="float" office:value="12.2076781" calcext:value-type="float">
            <text:p>12,207678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197934" calcext:value-type="float">
            <text:p>12,19793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193294" calcext:value-type="float">
            <text:p>12,19329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224607" calcext:value-type="float">
            <text:p>12,22460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230347" calcext:value-type="float">
            <text:p>12,23034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195948" calcext:value-type="float">
            <text:p>12,19594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21965" calcext:value-type="float">
            <text:p>12,2196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192347" calcext:value-type="float">
            <text:p>12,19234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193073" calcext:value-type="float">
            <text:p>12,19307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188354" calcext:value-type="float">
            <text:p>12,18835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2349" calcext:value-type="float">
            <text:p>0,42349</text:p>
          </table:table-cell>
          <table:table-cell table:formula="of:=AVERAGE([.C151:.C160])" office:value-type="float" office:value="0.4331044" calcext:value-type="float">
            <text:p>0,4331044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22129" calcext:value-type="float">
            <text:p>0,42212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51178" calcext:value-type="float">
            <text:p>0,45117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2505" calcext:value-type="float">
            <text:p>0,4250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50123" calcext:value-type="float">
            <text:p>0,45012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53805" calcext:value-type="float">
            <text:p>0,45380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21982" calcext:value-type="float">
            <text:p>0,42198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2516" calcext:value-type="float">
            <text:p>0,4251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30919" calcext:value-type="float">
            <text:p>0,43091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27208" calcext:value-type="float">
            <text:p>0,42720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44272" calcext:value-type="float">
            <text:p>0,844272</text:p>
          </table:table-cell>
          <table:table-cell table:formula="of:=AVERAGE([.C161:.C170])" office:value-type="float" office:value="0.8503237" calcext:value-type="float">
            <text:p>0,8503237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69586" calcext:value-type="float">
            <text:p>0,86958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44125" calcext:value-type="float">
            <text:p>0,84412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41776" calcext:value-type="float">
            <text:p>0,84177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71758" calcext:value-type="float">
            <text:p>0,87175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47645" calcext:value-type="float">
            <text:p>0,84764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43706" calcext:value-type="float">
            <text:p>0,84370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4441" calcext:value-type="float">
            <text:p>0,8444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48264" calcext:value-type="float">
            <text:p>0,84826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47695" calcext:value-type="float">
            <text:p>0,84769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688346" calcext:value-type="float">
            <text:p>1,688346</text:p>
          </table:table-cell>
          <table:table-cell table:formula="of:=AVERAGE([.C171:.C180])" office:value-type="float" office:value="1.6972527" calcext:value-type="float">
            <text:p>1,6972527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05716" calcext:value-type="float">
            <text:p>1,70571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69368" calcext:value-type="float">
            <text:p>1,6936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696159" calcext:value-type="float">
            <text:p>1,69615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696166" calcext:value-type="float">
            <text:p>1,69616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693444" calcext:value-type="float">
            <text:p>1,69344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696122" calcext:value-type="float">
            <text:p>1,69612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689321" calcext:value-type="float">
            <text:p>1,68932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0571" calcext:value-type="float">
            <text:p>1,7057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07863" calcext:value-type="float">
            <text:p>1,70786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389065" calcext:value-type="float">
            <text:p>3,389065</text:p>
          </table:table-cell>
          <table:table-cell table:formula="of:=AVERAGE([.C181:.C190])" office:value-type="float" office:value="3.387761" calcext:value-type="float">
            <text:p>3,387761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382249" calcext:value-type="float">
            <text:p>3,38224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389822" calcext:value-type="float">
            <text:p>3,38982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385359" calcext:value-type="float">
            <text:p>3,38535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383416" calcext:value-type="float">
            <text:p>3,38341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417735" calcext:value-type="float">
            <text:p>3,41773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382708" calcext:value-type="float">
            <text:p>3,38270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382669" calcext:value-type="float">
            <text:p>3,38266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367724" calcext:value-type="float">
            <text:p>3,36772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396863" calcext:value-type="float">
            <text:p>3,39686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745416" calcext:value-type="float">
            <text:p>6,745416</text:p>
          </table:table-cell>
          <table:table-cell table:formula="of:=AVERAGE([.C191:.C200])" office:value-type="float" office:value="6.7525863" calcext:value-type="float">
            <text:p>6,7525863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751602" calcext:value-type="float">
            <text:p>6,75160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762217" calcext:value-type="float">
            <text:p>6,76221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75593" calcext:value-type="float">
            <text:p>6,7559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741738" calcext:value-type="float">
            <text:p>6,74173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75713" calcext:value-type="float">
            <text:p>6,7571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736964" calcext:value-type="float">
            <text:p>6,73696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745878" calcext:value-type="float">
            <text:p>6,74587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76665" calcext:value-type="float">
            <text:p>6,7666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762338" calcext:value-type="float">
            <text:p>6,76233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340549" calcext:value-type="float">
            <text:p>0,340549</text:p>
          </table:table-cell>
          <table:table-cell table:formula="of:=AVERAGE([.C201:.C210])" office:value-type="float" office:value="0.3473584" calcext:value-type="float">
            <text:p>0,3473584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340129" calcext:value-type="float">
            <text:p>0,34012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341073" calcext:value-type="float">
            <text:p>0,34107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379734" calcext:value-type="float">
            <text:p>0,37973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366688" calcext:value-type="float">
            <text:p>0,36668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330963" calcext:value-type="float">
            <text:p>0,33096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330581" calcext:value-type="float">
            <text:p>0,33058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354596" calcext:value-type="float">
            <text:p>0,35459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343887" calcext:value-type="float">
            <text:p>0,34388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345384" calcext:value-type="float">
            <text:p>0,34538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661236" calcext:value-type="float">
            <text:p>0,661236</text:p>
          </table:table-cell>
          <table:table-cell table:formula="of:=AVERAGE([.C211:.C220])" office:value-type="float" office:value="0.662763" calcext:value-type="float">
            <text:p>0,662763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661925" calcext:value-type="float">
            <text:p>0,66192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664188" calcext:value-type="float">
            <text:p>0,66418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657618" calcext:value-type="float">
            <text:p>0,65761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666913" calcext:value-type="float">
            <text:p>0,66691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674613" calcext:value-type="float">
            <text:p>0,67461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675314" calcext:value-type="float">
            <text:p>0,67531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631915" calcext:value-type="float">
            <text:p>0,63191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667212" calcext:value-type="float">
            <text:p>0,66721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666696" calcext:value-type="float">
            <text:p>0,66669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297131" calcext:value-type="float">
            <text:p>1,297131</text:p>
          </table:table-cell>
          <table:table-cell table:formula="of:=AVERAGE([.C221:.C230])" office:value-type="float" office:value="1.2930027" calcext:value-type="float">
            <text:p>1,2930027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298846" calcext:value-type="float">
            <text:p>1,29884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289164" calcext:value-type="float">
            <text:p>1,28916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282163" calcext:value-type="float">
            <text:p>1,28216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280912" calcext:value-type="float">
            <text:p>1,28091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297261" calcext:value-type="float">
            <text:p>1,29726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289652" calcext:value-type="float">
            <text:p>1,28965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334593" calcext:value-type="float">
            <text:p>1,33459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272946" calcext:value-type="float">
            <text:p>1,27294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287359" calcext:value-type="float">
            <text:p>1,28735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437127" calcext:value-type="float">
            <text:p>2,437127</text:p>
          </table:table-cell>
          <table:table-cell table:formula="of:=AVERAGE([.C231:.C240])" office:value-type="float" office:value="2.4711872" calcext:value-type="float">
            <text:p>2,4711872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497171" calcext:value-type="float">
            <text:p>2,49717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46609" calcext:value-type="float">
            <text:p>2,4660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495185" calcext:value-type="float">
            <text:p>2,49518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419436" calcext:value-type="float">
            <text:p>2,41943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455599" calcext:value-type="float">
            <text:p>2,45559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598823" calcext:value-type="float">
            <text:p>2,59882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428792" calcext:value-type="float">
            <text:p>2,42879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410529" calcext:value-type="float">
            <text:p>2,41052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50312" calcext:value-type="float">
            <text:p>2,5031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4.766005" calcext:value-type="float">
            <text:p>4,766005</text:p>
          </table:table-cell>
          <table:table-cell table:formula="of:=AVERAGE([.C241:.C250])" office:value-type="float" office:value="4.8421857" calcext:value-type="float">
            <text:p>4,8421857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4.758722" calcext:value-type="float">
            <text:p>4,75872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4.814167" calcext:value-type="float">
            <text:p>4,81416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4.949239" calcext:value-type="float">
            <text:p>4,94923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4.812039" calcext:value-type="float">
            <text:p>4,81203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4.826313" calcext:value-type="float">
            <text:p>4,82631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4.878122" calcext:value-type="float">
            <text:p>4,87812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4.789012" calcext:value-type="float">
            <text:p>4,78901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4.970427" calcext:value-type="float">
            <text:p>4,97042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4.857811" calcext:value-type="float">
            <text:p>4,8578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3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38">
      <number:minutes number:style="long"/>
      <number:text>:</number:text>
      <number:seconds number:style="long"/>
    </number:time-style>
    <number:number-style style:name="N13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0">
      <number:minutes number:style="long"/>
      <number:text>:</number:text>
      <number:seconds number:style="long" number:decimal-places="1"/>
    </number:time-style>
    <number:date-style style:name="N129">
      <number:day/>
      <number:text>/</number:text>
      <number:month number:textual="true"/>
    </number:date-style>
    <number:date-style style:name="N128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4" number:min-decimal-places="4" number:min-integer-digits="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08">
      <number:day/>
      <number:text>/</number:text>
      <number:month/>
      <number:text>/</number:text>
      <number:year number:style="long"/>
    </number:date-style>
    <number:number-style style:name="N14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1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R$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47">
      <number:number number:decimal-places="5" number:min-decimal-places="5" number:min-integer-digits="1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time-style style:name="N123">
      <number:hours/>
      <number:text>:</number:text>
      <number:minute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26">
      <number:month number:textual="true"/>
      <number:text>/</number:text>
      <number:year/>
    </number:date-style>
    <number:date-style style:name="N127">
      <number:day/>
      <number:text>/</number:text>
      <number:month number:textual="true"/>
      <number:text>/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8T19:55:04.327745982</dc:date>
    <meta:editing-duration>PT3H36M5S</meta:editing-duration>
    <meta:editing-cycles>7</meta:editing-cycles>
    <meta:generator>LibreOffice/7.3.7.2$Linux_X86_64 LibreOffice_project/30$Build-2</meta:generator>
    <meta:document-statistic meta:table-count="2" meta:cell-count="889" meta:object-count="0"/>
  </office:meta>
</office:document-meta>
</file>